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20000012D835BDBB337F30E2F.png" manifest:media-type="image/png"/>
  <manifest:file-entry manifest:full-path="Pictures/100002010000047000000480F77FDEE4D5DE5C8A.png" manifest:media-type="image/png"/>
  <manifest:file-entry manifest:full-path="Pictures/10000000000001F4000001197BABAD949B00862F.jpg" manifest:media-type="image/jpeg"/>
  <manifest:file-entry manifest:full-path="Pictures/1000020100000320000001B829D6CC19090E5617.png" manifest:media-type="image/png"/>
  <manifest:file-entry manifest:full-path="Pictures/1000020100000435000001CBB9760D7DCFCDD4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1.508cm" svg:y="1.593cm" svg:width="4.773cm" svg:height="4.84cm" draw:z-index="0"><draw:image xlink:href="Pictures/100002010000047000000480F77FDEE4D5DE5C8A.png" xlink:type="simple" xlink:show="embed" xlink:actuate="onLoad"/></draw:frame><draw:frame draw:style-name="fr1" draw:name="Image2" text:anchor-type="paragraph" svg:x="1.039cm" svg:y="1.397cm" svg:width="8.791cm" svg:height="4.941cm" draw:z-index="1"><draw:image xlink:href="Pictures/10000000000001F4000001197BABAD949B00862F.jpg" xlink:type="simple" xlink:show="embed" xlink:actuate="onLoad"/></draw:frame><draw:frame draw:style-name="fr1" draw:name="Image3" text:anchor-type="paragraph" svg:x="3.995cm" svg:y="7.315cm" svg:width="9.693cm" svg:height="5.33cm" draw:z-index="2"><draw:image xlink:href="Pictures/1000020100000320000001B829D6CC19090E5617.png" xlink:type="simple" xlink:show="embed" xlink:actuate="onLoad"/></draw:frame><draw:frame draw:style-name="fr1" draw:name="Image4" text:anchor-type="paragraph" svg:x="3.44cm" svg:y="13.989cm" svg:width="11.095cm" svg:height="4.729cm" draw:z-index="3"><draw:image xlink:href="Pictures/1000020100000435000001CBB9760D7DCFCDD481.png" xlink:type="simple" xlink:show="embed" xlink:actuate="onLoad"/></draw:frame><draw:frame draw:style-name="fr1" draw:name="Image5" text:anchor-type="paragraph" svg:x="2.91cm" svg:y="19.909cm" svg:width="11.933cm" svg:height="4.39cm" draw:z-index="4"><draw:image xlink:href="Pictures/10000201000003320000012D835BDBB337F30E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13:27.008711121</meta:creation-date>
    <meta:editing-duration>PT6H11M15S</meta:editing-duration>
    <meta:editing-cycles>2</meta:editing-cycles>
    <meta:generator>LibreOffice/5.1.4.2$Linux_X86_64 LibreOffice_project/10m0$Build-2</meta:generator>
    <dc:date>2016-12-21T16:35:24.490976267</dc:date>
    <meta:document-statistic meta:table-count="0" meta:image-count="5" meta:object-count="0" meta:page-count="1" meta:paragraph-count="0" meta:word-count="0" meta:character-count="0" meta:non-whitespace-character-count="0"/>
  </office:meta>
</office:document-meta>
</file>